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ans-serif" svg:font-family="Sans-serif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paragraph-properties fo:margin-top="0cm" fo:margin-bottom="0.499cm" loext:contextual-spacing="false"/>
      <style:text-properties style:font-name="Liberation Mono" fo:font-size="14pt" fo:font-weight="bold" officeooo:rsid="00202027" officeooo:paragraph-rsid="00202027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margin-top="0cm" fo:margin-bottom="0.499cm" loext:contextual-spacing="false"/>
      <style:text-properties style:font-name="Liberation Mono" fo:font-size="14pt" fo:font-weight="bold" officeooo:rsid="00202027" officeooo:paragraph-rsid="002148b8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cm" fo:margin-bottom="0.499cm" loext:contextual-spacing="false"/>
      <style:text-properties style:font-name="Liberation Mono" fo:font-size="14pt" fo:font-weight="bold" officeooo:rsid="002148b8" officeooo:paragraph-rsid="002148b8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margin-top="0cm" fo:margin-bottom="0.499cm" loext:contextual-spacing="false"/>
      <style:text-properties style:font-name="Liberation Mono" fo:font-size="14pt" fo:font-weight="normal" officeooo:rsid="00202027" officeooo:paragraph-rsid="00202027" style:font-size-asian="14pt" style:font-weight-asian="normal" style:font-size-complex="14pt" style:font-weight-complex="normal"/>
    </style:style>
    <style:style style:name="P6" style:family="paragraph" style:parent-style-name="Preformatted_20_Text">
      <style:paragraph-properties fo:margin-top="0cm" fo:margin-bottom="0.499cm" loext:contextual-spacing="false"/>
      <style:text-properties style:font-name="Liberation Mono" fo:font-size="14pt" fo:font-weight="normal" officeooo:rsid="002148b8" officeooo:paragraph-rsid="002148b8" style:font-size-asian="14pt" style:font-weight-asian="normal" style:font-size-complex="14pt" style:font-weight-complex="normal"/>
    </style:style>
    <style:style style:name="P7" style:family="paragraph" style:parent-style-name="Preformatted_20_Text">
      <style:paragraph-properties fo:margin-top="0cm" fo:margin-bottom="0.499cm" loext:contextual-spacing="false"/>
      <style:text-properties style:font-name="Liberation Mono" fo:font-size="14pt" style:text-underline-style="solid" style:text-underline-width="auto" style:text-underline-color="font-color" fo:font-weight="bold" officeooo:rsid="002148b8" officeooo:paragraph-rsid="002148b8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margin-top="0cm" fo:margin-bottom="0.499cm" loext:contextual-spacing="false"/>
      <style:text-properties style:font-name="Liberation Mono" fo:font-size="14pt" style:text-underline-style="solid" style:text-underline-width="auto" style:text-underline-color="font-color" fo:font-weight="bold" officeooo:rsid="002aa9a2" officeooo:paragraph-rsid="002aa9a2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margin-top="0cm" fo:margin-bottom="0.499cm" loext:contextual-spacing="false"/>
      <style:text-properties style:font-name="Sans-serif" fo:font-size="12pt" fo:font-weight="normal" officeooo:rsid="002aa9a2" officeooo:paragraph-rsid="002aa9a2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margin-top="0cm" fo:margin-bottom="0.499cm" loext:contextual-spacing="false"/>
      <style:text-properties style:font-name="Sans-serif" fo:font-size="12pt" fo:font-weight="normal" officeooo:rsid="002aa9a2" officeooo:paragraph-rsid="00202027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Mono" fo:font-size="14pt" style:font-size-asian="14pt" style:font-size-complex="14pt"/>
    </style:style>
    <style:style style:name="P12" style:family="paragraph" style:parent-style-name="Standard">
      <style:text-properties style:font-name="Liberation Mono" fo:font-size="14pt" officeooo:rsid="001fd75b" officeooo:paragraph-rsid="001fd75b" style:font-size-asian="14pt" style:font-size-complex="14pt"/>
    </style:style>
    <style:style style:name="P13" style:family="paragraph" style:parent-style-name="Standard">
      <style:text-properties style:font-name="Liberation Mono" fo:font-size="14pt" officeooo:rsid="00202027" officeooo:paragraph-rsid="00202027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202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148b8" style:font-weight-asian="normal" style:font-weight-complex="normal"/>
    </style:style>
    <style:style style:name="T5" style:family="text">
      <style:text-properties officeooo:rsid="002148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"><text:bookmark text:name="line1"/>var userNameValidate = /^ ?[a-zA-Z0-9-_@*#$%^&amp;+)(]{3,}$/;</text:p>
      <text:p text:style-name="P12">In my previous task i used above Regular Expression:</text:p>
      <text:p text:style-name="P12"/>
      <text:p text:style-name="P12"><text:span text:style-name="T1">a-z</text:span> is used for to allow lower case letters.</text:p>
      <text:p text:style-name="P12"><text:span text:style-name="T1">A-Z</text:span> used for to allow <text:s/>upper case letters.</text:p>
      <text:p text:style-name="P12"><text:span text:style-name="T1">0-9</text:span> for <text:span text:style-name="T2">allow numeric values.</text:span></text:p>
      <text:p text:style-name="P12"/>
      <text:p text:style-name="P13"><text:span text:style-name="T1">^</text:span> <text:s/>is starting point of our validation.</text:p>
      <text:p text:style-name="P13"/>
      <text:p text:style-name="P13"><text:span text:style-name="T1">$</text:span> is ending point of validation.</text:p>
      <text:p text:style-name="P13"/>
      <text:p text:style-name="P2">-_@*#$%^&amp;+ these all are the only allowed special characters.</text:p>
      <text:p text:style-name="P5">{3,} means that minimum 3 charcters and above.</text:p>
      <text:p text:style-name="P5"/>
      <text:p text:style-name="P2">After that we learned the minimization of regular expressions:</text:p>
      <text:p text:style-name="P5">\w is equal to[a-zA-Z0-9]</text:p>
      <text:p text:style-name="P5">+ one or more characters</text:p>
      <text:p text:style-name="P5">. all special characters.</text:p>
      <text:p text:style-name="P5">\s for spaces </text:p>
      <text:p text:style-name="P5"/>
      <text:p text:style-name="P5"><text:span text:style-name="T5">I</text:span> changed above regular expression like:</text:p>
      <text:p text:style-name="P2"><text:bookmark text:name="line11"/>var userNameValidate = /^ ?([\w\s]+.+)$/;</text:p>
      <text:p text:style-name="P2"/>
      <text:p text:style-name="P7">Email verification Task:</text:p>
      <text:p text:style-name="P2"><text:bookmark text:name="line12"/>var email_pattern = /^([\w\s]+.+)@([\w\s]+)([\.])([\w]{2,5})$/</text:p>
      <text:p text:style-name="P2"/>
      <text:p text:style-name="P6"><text:soft-page-break/>in the above pattern:</text:p>
      <text:p text:style-name="P3"><text:span text:style-name="T5">(</text:span>[\w\s]+.+<text:span text:style-name="T5">) </text:span><text:span text:style-name="T4">for accepting words with combination of special characters and also spaces.</text:span></text:p>
      <text:p text:style-name="P6">@ is mandatory character.</text:p>
      <text:p text:style-name="P4">. is mandatory character <text:span text:style-name="T3">(Ex:.com)</text:span></text:p>
      <text:p text:style-name="P3"><text:span text:style-name="T3">([\w]{2,5}) </text:span><text:span text:style-name="T4">for accepting the minimum 2 and max 5 characters after the .(dot)</text:span></text:p>
      <text:p text:style-name="P3"><text:span text:style-name="T4"/></text:p>
      <text:p text:style-name="P3"><text:span text:style-name="T4"/></text:p>
      <text:p text:style-name="P8"><text:span text:style-name="T4">E</text:span><text:span text:style-name="T3">mail validation:</text:span></text:p>
      <text:p text:style-name="P9">&lt;!DOCTYPE html&gt;</text:p>
      <text:p text:style-name="P9">&lt;html&gt;</text:p>
      <text:p text:style-name="P9">&lt;head&gt;</text:p>
      <text:p text:style-name="P9"><text:tab/>&lt;title&gt;Regular expression&lt;/title&gt;</text:p>
      <text:p text:style-name="P9"><text:tab/>&lt;meta charset="utf-8"&gt;</text:p>
      <text:p text:style-name="P9"><text:tab/>&lt;style type="text/css"&gt;</text:p>
      <text:p text:style-name="P9"><text:tab/><text:tab/>label{</text:p>
      <text:p text:style-name="P9"><text:tab/><text:tab/><text:tab/>font-size: 25px;</text:p>
      <text:p text:style-name="P9"><text:tab/><text:tab/>}</text:p>
      <text:p text:style-name="P9"><text:tab/><text:tab/>input{</text:p>
      <text:p text:style-name="P9"><text:tab/><text:tab/><text:tab/>height: 25px;</text:p>
      <text:p text:style-name="P9"><text:tab/><text:tab/>}</text:p>
      <text:p text:style-name="P9"><text:tab/><text:tab/>input[type="submit"]{</text:p>
      <text:p text:style-name="P9"><text:tab/><text:tab/><text:tab/>background-color: black;</text:p>
      <text:p text:style-name="P9"><text:tab/><text:tab/><text:tab/>color: white;</text:p>
      <text:p text:style-name="P9"><text:tab/><text:tab/><text:tab/>height: 40px;</text:p>
      <text:p text:style-name="P9"><text:soft-page-break/><text:tab/><text:tab/><text:tab/>width: 60px;</text:p>
      <text:p text:style-name="P9"><text:tab/><text:tab/>}</text:p>
      <text:p text:style-name="P9"><text:tab/><text:tab/>table,td{</text:p>
      <text:p text:style-name="P9"><text:tab/><text:tab/><text:tab/>padding: 10px;</text:p>
      <text:p text:style-name="P9"><text:tab/><text:tab/>}</text:p>
      <text:p text:style-name="P9"><text:tab/>&lt;/style&gt;</text:p>
      <text:p text:style-name="P9"/>
      <text:p text:style-name="P9">&lt;/head&gt;</text:p>
      <text:p text:style-name="P9">&lt;body bgcolor="#c7d3e5"&gt;</text:p>
      <text:p text:style-name="P9"/>
      <text:p text:style-name="P9">&lt;h1 align="center"&gt;Log-in form&lt;/h1&gt;</text:p>
      <text:p text:style-name="P9">&lt;form onsubmit="return false"&gt;</text:p>
      <text:p text:style-name="P9">&lt;table align="center"&gt;</text:p>
      <text:p text:style-name="P9"><text:tab/>&lt;tr&gt;</text:p>
      <text:p text:style-name="P9"><text:tab/><text:tab/>&lt;td&gt;</text:p>
      <text:p text:style-name="P9"><text:tab/><text:tab/><text:tab/>&lt;label&gt;Email:&lt;/label&gt;</text:p>
      <text:p text:style-name="P9"><text:tab/><text:tab/>&lt;/td&gt;</text:p>
      <text:p text:style-name="P9"/>
      <text:p text:style-name="P9"><text:tab/><text:tab/>&lt;td&gt;</text:p>
      <text:p text:style-name="P9"><text:tab/><text:tab/><text:tab/>&lt;input type="text" id="email" required&gt;</text:p>
      <text:p text:style-name="P9"><text:tab/><text:tab/>&lt;/td&gt;</text:p>
      <text:p text:style-name="P9"><text:tab/>&lt;/tr&gt;</text:p>
      <text:p text:style-name="P9"/>
      <text:p text:style-name="P9"><text:tab/>&lt;tr&gt;</text:p>
      <text:p text:style-name="P9"><text:tab/><text:tab/>&lt;td&gt;</text:p>
      <text:p text:style-name="P9"><text:tab/><text:tab/><text:tab/>&lt;label&gt;Password:&lt;/label&gt;</text:p>
      <text:p text:style-name="P9"><text:soft-page-break/><text:tab/><text:tab/>&lt;/td&gt;</text:p>
      <text:p text:style-name="P9"/>
      <text:p text:style-name="P9"><text:tab/><text:tab/>&lt;td&gt;</text:p>
      <text:p text:style-name="P9"><text:tab/><text:tab/><text:tab/>&lt;input type="password" id="password" &gt;</text:p>
      <text:p text:style-name="P9"><text:tab/><text:tab/>&lt;/td&gt;</text:p>
      <text:p text:style-name="P9"><text:tab/>&lt;/tr&gt;</text:p>
      <text:p text:style-name="P9"/>
      <text:p text:style-name="P9"><text:tab/>&lt;tr&gt;</text:p>
      <text:p text:style-name="P9"><text:tab/><text:tab/>&lt;td colspan="2" align="center"&gt;</text:p>
      <text:p text:style-name="P9"><text:tab/><text:tab/><text:tab/>&lt;input type = "submit" onclick="testEmail()" value="login"&gt;</text:p>
      <text:p text:style-name="P9"><text:tab/><text:tab/>&lt;/td&gt;</text:p>
      <text:p text:style-name="P9"><text:tab/>&lt;/tr&gt;</text:p>
      <text:p text:style-name="P9"/>
      <text:p text:style-name="P9">&lt;/table&gt;</text:p>
      <text:p text:style-name="P9">&lt;/form&gt;</text:p>
      <text:p text:style-name="P9">&lt;script type="text/javascript"&gt;</text:p>
      <text:p text:style-name="P9"><text:tab/>function testEmail(){</text:p>
      <text:p text:style-name="P9"><text:tab/><text:tab/>var email_input = document.getElementById('email').value;</text:p>
      <text:p text:style-name="P9"/>
      <text:p text:style-name="P9"><text:tab/><text:tab/>var email_password = document.getElementById('password').value;</text:p>
      <text:p text:style-name="P9"><text:tab/><text:tab/></text:p>
      <text:p text:style-name="P9"><text:tab/><text:tab/>var email_pattern = /^([\w\s]+.+)@([\w\s]+)([\.])([\w]{2,5})$/</text:p>
      <text:p text:style-name="P9"/>
      <text:p text:style-name="P9"><text:tab/><text:tab/>var email_test = email_pattern.test(email_input);</text:p>
      <text:p text:style-name="P9"/>
      <text:p text:style-name="P9"><text:tab/><text:tab/>if(email_input == ''|| email_password == ''){</text:p>
      <text:p text:style-name="P9"><text:soft-page-break/><text:tab/><text:tab/><text:tab/>alert("all fields are mandatory");</text:p>
      <text:p text:style-name="P9"><text:tab/><text:tab/>}else{</text:p>
      <text:p text:style-name="P9"/>
      <text:p text:style-name="P9"><text:tab/><text:tab/><text:tab/>if(email_test==true){</text:p>
      <text:p text:style-name="P9"/>
      <text:p text:style-name="P9"><text:tab/><text:tab/><text:tab/><text:tab/>alert("Log-in Success");</text:p>
      <text:p text:style-name="P9"><text:tab/><text:tab/><text:tab/>}</text:p>
      <text:p text:style-name="P9"/>
      <text:p text:style-name="P9"><text:tab/><text:tab/><text:tab/>else{</text:p>
      <text:p text:style-name="P9"><text:tab/><text:tab/><text:tab/><text:tab/>alert("please check input data");</text:p>
      <text:p text:style-name="P9"><text:tab/><text:tab/><text:tab/>}</text:p>
      <text:p text:style-name="P9"/>
      <text:p text:style-name="P9"/>
      <text:p text:style-name="P9"><text:tab/><text:tab/>}</text:p>
      <text:p text:style-name="P9"><text:tab/><text:tab/></text:p>
      <text:p text:style-name="P9"><text:tab/>}</text:p>
      <text:p text:style-name="P9">&lt;/script&gt;</text:p>
      <text:p text:style-name="P9">&lt;/body&gt;</text:p>
      <text:p text:style-name="P10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ans-serif" svg:font-family="Sans-serif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5:02:41.720652237</meta:creation-date>
    <dc:date>2018-10-10T16:24:22.409600122</dc:date>
    <meta:editing-duration>PT9M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5" meta:paragraph-count="96" meta:word-count="275" meta:character-count="2260" meta:non-whitespace-character-count="1951"/>
  </office:meta>
</office:document-meta>
</file>